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officeooo:rsid="0002be65" officeooo:paragraph-rsid="0002be65"/>
    </style:style>
    <style:style style:name="P2" style:family="paragraph" style:parent-style-name="Text_20_body">
      <style:paragraph-properties fo:margin-left="0.25in" fo:margin-right="0in" fo:margin-top="0in" fo:margin-bottom="0in" loext:contextual-spacing="false" fo:line-height="114%" fo:text-indent="0in" style:auto-text-indent="false" style:writing-mode="lr-tb"/>
    </style:style>
    <style:style style:name="P3" style:family="paragraph" style:parent-style-name="Text_20_body">
      <style:paragraph-properties fo:margin-left="0.5in" fo:margin-right="0in" fo:margin-top="0in" fo:margin-bottom="0in" loext:contextual-spacing="false" fo:line-height="114%" fo:text-indent="0in" style:auto-text-indent="false" style:writing-mode="lr-tb"/>
    </style:style>
    <style:style style:name="P4" style:family="paragraph" style:parent-style-name="Text_20_body">
      <style:paragraph-properties fo:margin-left="0.75in" fo:margin-right="0in" fo:margin-top="0in" fo:margin-bottom="0in" loext:contextual-spacing="false" fo:line-height="114%" fo:text-indent="0in" style:auto-text-indent="false" style:writing-mode="lr-tb"/>
    </style:style>
    <style:style style:name="P5" style:family="paragraph" style:parent-style-name="Text_20_body">
      <style:paragraph-properties fo:margin-top="0in" fo:margin-bottom="0in" loext:contextual-spacing="false" fo:line-height="114%"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14%"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list-style-name="L1">
      <style:paragraph-properties fo:margin-top="0in" fo:margin-bottom="0in" loext: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8" style:family="paragraph" style:parent-style-name="Text_20_body">
      <style:paragraph-properties fo:break-before="page"/>
    </style:style>
    <style:style style:name="P9" style:family="paragraph" style:parent-style-name="Heading_20_2">
      <style:paragraph-properties fo:margin-top="0.139in" fo:margin-bottom="0in" loext:contextual-spacing="false" fo:line-height="114%" style:writing-mode="lr-tb"/>
      <style:text-properties fo:font-variant="normal" fo:text-transform="none" fo:color="#000000" style:text-line-through-style="none" style:text-line-through-type="none" style:font-name="Trebuchet MS" fo:font-size="12.75pt" fo:font-style="normal" style:text-underline-style="none" fo:font-weight="bold" style:text-blinking="false" fo:background-color="transparent"/>
    </style:style>
    <style:style style:name="P10" style:family="paragraph" style:parent-style-name="Heading_20_1">
      <style:paragraph-properties fo:margin-top="0.139in" fo:margin-bottom="0in" loext:contextual-spacing="false" fo:line-height="114%" fo:break-before="page" style:writing-mode="lr-tb"/>
      <style:text-properties fo:font-variant="normal" fo:text-transform="none" fo:color="#000000" style:text-line-through-style="none" style:text-line-through-type="none" style:font-name="Trebuchet MS" fo:font-size="15.75pt" fo:font-style="normal" style:text-underline-style="none" fo:font-weight="normal" style:text-blinking="false" fo:background-color="transparent"/>
    </style:style>
    <style:style style:name="P11" style:family="paragraph" style:parent-style-name="Heading_20_1">
      <style:paragraph-properties fo:margin-top="0.139in" fo:margin-bottom="0in" loext:contextual-spacing="false" fo:line-height="114%" style:writing-mode="lr-tb"/>
      <style:text-properties fo:font-variant="normal" fo:text-transform="none" fo:color="#000000" style:text-line-through-style="none" style:text-line-through-type="none" style:font-name="Trebuchet MS" fo:font-size="15.75pt" fo:font-style="normal" style:text-underline-style="none" fo:font-weight="normal" style:text-blinking="false" fo:background-color="transparent"/>
    </style:style>
    <style:style style:name="P12" style:family="paragraph" style:parent-style-name="Heading_20_3">
      <style:paragraph-properties fo:margin-top="0.111in" fo:margin-bottom="0in" loext:contextual-spacing="false" fo:line-height="114%" style:writing-mode="lr-tb"/>
      <style:text-properties fo:font-variant="normal" fo:text-transform="none" fo:color="#666666" style:text-line-through-style="none" style:text-line-through-type="none" style:font-name="Trebuchet MS" fo:font-size="12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1155cc" style:text-line-through-style="none" style:text-line-through-type="none" style:font-name="Arial" fo:font-size="11.25pt" fo:font-style="normal" style:text-underline-style="solid" style:text-underline-width="auto" style:text-underline-color="font-color" fo:font-weight="normal" style:text-blinking="false" fo:background-color="transparent" loext:char-shading-value="0"/>
    </style:style>
    <style:style style:name="T4" style:family="text">
      <style:text-properties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0c291df9-4add-a4db-f5aa-5395c042f4a2"/><text:line-break/><text:span text:style-name="T1"></text:span></text:p>
      <text:p text:style-name="P2"><text:a xlink:type="simple" xlink:href="https://docs.google.com/document/d/1a0HR5kyujJc1n7dE3OMoFM3uzx9K37rZGHQIjQv4yRM/edit#heading=h.f7667iv1yphy" text:style-name="Internet_20_link" text:visited-style-name="Visited_20_Internet_20_Link"><text:span text:style-name="T3">Chapter 1 - The Basics</text:span></text:a></text:p>
      <text:p text:style-name="P3"><text:a xlink:type="simple" xlink:href="https://docs.google.com/document/d/1a0HR5kyujJc1n7dE3OMoFM3uzx9K37rZGHQIjQv4yRM/edit#heading=h.rchom7qscy2o" text:style-name="Internet_20_link" text:visited-style-name="Visited_20_Internet_20_Link"><text:span text:style-name="T3">Goals &amp; Purpose</text:span></text:a></text:p>
      <text:p text:style-name="P3"><text:a xlink:type="simple" xlink:href="https://docs.google.com/document/d/1a0HR5kyujJc1n7dE3OMoFM3uzx9K37rZGHQIjQv4yRM/edit#heading=h.wnywhsbi22w4" text:style-name="Internet_20_link" text:visited-style-name="Visited_20_Internet_20_Link"><text:span text:style-name="T3">Lesson 1 - Introduction &amp; Terminology</text:span></text:a></text:p>
      <text:p text:style-name="P3"><text:a xlink:type="simple" xlink:href="https://docs.google.com/document/d/1a0HR5kyujJc1n7dE3OMoFM3uzx9K37rZGHQIjQv4yRM/edit#heading=h.jdp6crqfkl8v" text:style-name="Internet_20_link" text:visited-style-name="Visited_20_Internet_20_Link"><text:span text:style-name="T3">Lesson 2 - Footwork</text:span></text:a></text:p>
      <text:p text:style-name="P3"><text:a xlink:type="simple" xlink:href="https://docs.google.com/document/d/1a0HR5kyujJc1n7dE3OMoFM3uzx9K37rZGHQIjQv4yRM/edit#heading=h.lhxso6qtu7y0" text:style-name="Internet_20_link" text:visited-style-name="Visited_20_Internet_20_Link"><text:span text:style-name="T3">Lesson 3 - Wards</text:span></text:a></text:p>
      <text:p text:style-name="P3"><text:a xlink:type="simple" xlink:href="https://docs.google.com/document/d/1a0HR5kyujJc1n7dE3OMoFM3uzx9K37rZGHQIjQv4yRM/edit#heading=h.agqkibixsd66" text:style-name="Internet_20_link" text:visited-style-name="Visited_20_Internet_20_Link"><text:span text:style-name="T3">Lesson 4 - Blows</text:span></text:a></text:p>
      <text:p text:style-name="P2"><text:a xlink:type="simple" xlink:href="https://docs.google.com/document/d/1a0HR5kyujJc1n7dE3OMoFM3uzx9K37rZGHQIjQv4yRM/edit#heading=h.hq6qo26efmnk" text:style-name="Internet_20_link" text:visited-style-name="Visited_20_Internet_20_Link"><text:span text:style-name="T3">Chapter 2 - Fighting</text:span></text:a></text:p>
      <text:p text:style-name="P3"><text:a xlink:type="simple" xlink:href="https://docs.google.com/document/d/1a0HR5kyujJc1n7dE3OMoFM3uzx9K37rZGHQIjQv4yRM/edit#heading=h.fx52kgrwfavx" text:style-name="Internet_20_link" text:visited-style-name="Visited_20_Internet_20_Link"><text:span text:style-name="T3">Lesson 1 - New Wards, New takes on Ones we know</text:span></text:a></text:p>
      <text:p text:style-name="P4"><text:a xlink:type="simple" xlink:href="https://docs.google.com/document/d/1a0HR5kyujJc1n7dE3OMoFM3uzx9K37rZGHQIjQv4yRM/edit#heading=h.z7yhtbozvtib" text:style-name="Internet_20_link" text:visited-style-name="Visited_20_Internet_20_Link"><text:span text:style-name="T3">Flank Guard</text:span></text:a></text:p>
      <text:p text:style-name="P4"><text:a xlink:type="simple" xlink:href="https://docs.google.com/document/d/1a0HR5kyujJc1n7dE3OMoFM3uzx9K37rZGHQIjQv4yRM/edit#heading=h.p7vl8nt51rrg" text:style-name="Internet_20_link" text:visited-style-name="Visited_20_Internet_20_Link"><text:span text:style-name="T3">Unicorn</text:span></text:a></text:p>
      <text:p text:style-name="P4"><text:a xlink:type="simple" xlink:href="https://docs.google.com/document/d/1a0HR5kyujJc1n7dE3OMoFM3uzx9K37rZGHQIjQv4yRM/edit#heading=h.st8c2kvwkoyy" text:style-name="Internet_20_link" text:visited-style-name="Visited_20_Internet_20_Link"><text:span text:style-name="T3">High Guard</text:span></text:a></text:p>
      <text:p text:style-name="P4"><text:a xlink:type="simple" xlink:href="https://docs.google.com/document/d/1a0HR5kyujJc1n7dE3OMoFM3uzx9K37rZGHQIjQv4yRM/edit#heading=h.7ragf4pdwgh7" text:style-name="Internet_20_link" text:visited-style-name="Visited_20_Internet_20_Link"><text:span text:style-name="T3">Wide Iron Door</text:span></text:a></text:p>
      <text:p text:style-name="P4"><text:a xlink:type="simple" xlink:href="https://docs.google.com/document/d/1a0HR5kyujJc1n7dE3OMoFM3uzx9K37rZGHQIjQv4yRM/edit#heading=h.mjl1jau71c7a" text:style-name="Internet_20_link" text:visited-style-name="Visited_20_Internet_20_Link"><text:span text:style-name="T3">Narrow Iron Door</text:span></text:a></text:p>
      <text:p text:style-name="P4"><text:a xlink:type="simple" xlink:href="https://docs.google.com/document/d/1a0HR5kyujJc1n7dE3OMoFM3uzx9K37rZGHQIjQv4yRM/edit#heading=h.i8ikbvhjyrwu" text:style-name="Internet_20_link" text:visited-style-name="Visited_20_Internet_20_Link"><text:span text:style-name="T3">Wide Long Point</text:span></text:a></text:p>
      <text:p text:style-name="P4"><text:a xlink:type="simple" xlink:href="https://docs.google.com/document/d/1a0HR5kyujJc1n7dE3OMoFM3uzx9K37rZGHQIjQv4yRM/edit#heading=h.oknbxawb5zvt" text:style-name="Internet_20_link" text:visited-style-name="Visited_20_Internet_20_Link"><text:span text:style-name="T3">High Long Point</text:span></text:a></text:p>
      <text:p text:style-name="P3"><text:a xlink:type="simple" xlink:href="https://docs.google.com/document/d/1a0HR5kyujJc1n7dE3OMoFM3uzx9K37rZGHQIjQv4yRM/edit#heading=h.uafpdfwjh5n9" text:style-name="Internet_20_link" text:visited-style-name="Visited_20_Internet_20_Link"><text:span text:style-name="T3">Lesson 2 - Rules</text:span></text:a></text:p>
      <text:p text:style-name="P4"><text:a xlink:type="simple" xlink:href="https://docs.google.com/document/d/1a0HR5kyujJc1n7dE3OMoFM3uzx9K37rZGHQIjQv4yRM/edit#heading=h.y8cjei2zh2ko" text:style-name="Internet_20_link" text:visited-style-name="Visited_20_Internet_20_Link"><text:span text:style-name="T3">Current Rules</text:span></text:a></text:p>
      <text:p text:style-name="P4"><text:a xlink:type="simple" xlink:href="https://docs.google.com/document/d/1a0HR5kyujJc1n7dE3OMoFM3uzx9K37rZGHQIjQv4yRM/edit#heading=h.k3qforcucwwl" text:style-name="Internet_20_link" text:visited-style-name="Visited_20_Internet_20_Link"><text:span text:style-name="T3">Always Right Foot Forward</text:span></text:a></text:p>
      <text:p text:style-name="P4"><text:a xlink:type="simple" xlink:href="https://docs.google.com/document/d/1a0HR5kyujJc1n7dE3OMoFM3uzx9K37rZGHQIjQv4yRM/edit#heading=h.m2kutqvdc8fy" text:style-name="Internet_20_link" text:visited-style-name="Visited_20_Internet_20_Link"><text:span text:style-name="T3">Right side is Offensive</text:span></text:a></text:p>
      <text:p text:style-name="P4"><text:a xlink:type="simple" xlink:href="https://docs.google.com/document/d/1a0HR5kyujJc1n7dE3OMoFM3uzx9K37rZGHQIjQv4yRM/edit#heading=h.kykthb9q27yo" text:style-name="Internet_20_link" text:visited-style-name="Visited_20_Internet_20_Link"><text:span text:style-name="T3">Left side is defensive</text:span></text:a></text:p>
      <text:p text:style-name="P4"><text:a xlink:type="simple" xlink:href="https://docs.google.com/document/d/1a0HR5kyujJc1n7dE3OMoFM3uzx9K37rZGHQIjQv4yRM/edit#heading=h.3j0az2rv838n" text:style-name="Internet_20_link" text:visited-style-name="Visited_20_Internet_20_Link"><text:span text:style-name="T3">Transition between wards with a cut or thrust</text:span></text:a></text:p>
      <text:p text:style-name="P3"><text:a xlink:type="simple" xlink:href="https://docs.google.com/document/d/1a0HR5kyujJc1n7dE3OMoFM3uzx9K37rZGHQIjQv4yRM/edit#heading=h.ona2oisgjxu9" text:style-name="Internet_20_link" text:visited-style-name="Visited_20_Internet_20_Link"><text:span text:style-name="T3">Lesson 3 - Decision Tree</text:span></text:a><text:span text:style-name="T2"></text:span></text:p>
      <text:p text:style-name="Text_20_body"/>
      <text:h text:style-name="P10" text:outline-level="1">Chapter 1 - The Basics</text:h>
      <text:h text:style-name="P9" text:outline-level="2">Goals &amp; Purpose</text:h>
      <text:h text:style-name="P9" text:outline-level="2">Lesson 1 - Introduction &amp; Terminology</text:h>
      <text:h text:style-name="P9" text:outline-level="2">Lesson 2 - Footwork</text:h>
      <text:h text:style-name="P9" text:outline-level="2">Lesson 3 - Wards</text:h>
      <text:h text:style-name="P12" text:outline-level="3">Flank Guard</text:h>
      <text:p text:style-name="P5">This is also the “sheathed” position a fight can start from.  Simply draw your sword.  This is also a more defensive ward, since the blade is on the left side.</text:p>
      <text:h text:style-name="P12" text:outline-level="3">Unicorn </text:h>
      <text:p text:style-name="P5">All the weight is on your left foot, your right foot forward.  This is opposite to how we’ve done this in previous chapters.  Make a big step and thrust at the chest.  Turn your hand once it’s gone forward as far as it can.  Once you turn your hand you can either finish in wide or narrow iron door.</text:p>
      <text:p text:style-name="Text_20_body"/>
      <text:p text:style-name="P5">This works the thrust as a straight in attack, as opposed to the provocation thrust we make while stepping off the line to be safe.  You start the attack from slightly out of measure, and use the big step to come into measure.  In order to deal with a single tempo defense, you turn your hand and go into wide iron door.  Previously we limited the single tempo defense of our opponent by stepping off line, and using a provocation to bring it up short.  This is another way to be safe.</text:p>
      <text:h text:style-name="P12" text:outline-level="3">High Guard</text:h>
      <text:p text:style-name="P5">The key to holding this guard is to stack the elbow over the shoulder, and the wrist over the shoulder.  The shoulder itself should be stacked over the rib cage as best as is possible.  The biggest danger to this ward is losing blood flow to the hand, and not muscle fatigue.  The ward is back weighted, and when making the cut you’ll be making a big step into your opponent.  This works because of coming into measure with a blow that must be answered.  </text:p>
      <text:p text:style-name="Text_20_body"/>
      <text:p text:style-name="P5">While single tempo defenses are possible, they’re risky.  If your opponent is early, you have time (your in time of the hand/body/foot)  to redirect and counter it.  The blow is strong enough that defending too late will still allow the blow to land.  Another problem with defending this blow is that it’s gravity assisted.  This means even if your opponent is dead, the weight and momentum of the blade won’t stop, and you can still get hit.  Two-tempo defenses &amp; ceding parries are preferred for cuts from High guard for this reason.</text:p>
      <text:p text:style-name="Text_20_body"/>
      <text:p text:style-name="P5">This ward’s best defensive value comes from body voiding and the threat of retaliation.  Any attack into this ward must consider the danger of a falling blade.</text:p>
      <text:h text:style-name="P12" text:outline-level="3">Wide Iron Door</text:h>
      <text:p text:style-name="P5">Right foot forward, front weighted, hand in front of the left hip, blade off line to the left, straight torso.  This creates a very defensive ward, with a huge invite to be thrust or cut to the head.  You can <text:soft-page-break/>launch an attack from here, usually against the hand or arm.  The thrust from here is tenuous at best, and unless you’ve bound up your opponents blade high risk.</text:p>
      <text:p text:style-name="Text_20_body"/>
      <text:p text:style-name="P5">This is a very defensive ward, if your opponent doesn’t want to attack into it, and you’ve given up trying to bait him, then cutting a full falso 6 into Unicorn is your best play.  Making the 2 cut from here as an attack won’t work if you have to pass to make, you’ll spend a lot of time waiting for your blade to get back in front of you if your opponent interrupts your tempo.  Making it without a pass is very short range, you would probably be better off transitioning to Unicorn anyway.</text:p>
      <text:h text:style-name="P12" text:outline-level="3">Narrow Iron Door</text:h>
      <text:p text:style-name="P5">This is the same ward we’ve been using, used in the same way.  The only difference is making the cut back up into Unicorn to be offensive.</text:p>
      <text:h text:style-name="P12" text:outline-level="3">Wide Long Point</text:h>
      <text:p text:style-name="P5">Right foot forward, body vertical, hand by right hip, point down.  The underhand thrust is obvious here, however because the sword is pulled back, it can cause the opponent to mistake your measure.</text:p>
      <text:p text:style-name="P5">Try working the earlier lessons from Chapter 2 with this ward, and see the slight differences that make your two tempo responses take slightly longer.  Even the single tempo response take slightly longer, but are still possible.</text:p>
      <text:h text:style-name="P12" text:outline-level="3">High Long Point</text:h>
      <text:p text:style-name="P5">The easiest way to get into this guard is to get into narrow iron door, and move your sword hand outside your sword knee and slightly up.  That slight movement doesn’t change your offensive potential, but does change the defensive potential of the ward.  The extra distance and closeness to your body makes those fast defensive cuts a lot harder.</text:p>
      <text:p text:style-name="Text_20_body"/>
      <text:p text:style-name="P5">As with the previous lesson work Chapter 2’s lessons from this ward.  Notice the slight differences between Narrow Iron Door and Narrow Long Point.</text:p>
      <text:h text:style-name="P9" text:outline-level="2">Lesson 4 - Blows</text:h>
      <text:list xml:id="list5024671277755969674" text:style-name="L1">
        <text:list-item>
          <text:p text:style-name="P7">From Flank</text:p>
          <text:list>
            <text:list-item>
              <text:p text:style-name="P7">True Edge to Unicorn</text:p>
            </text:list-item>
            <text:list-item>
              <text:p text:style-name="P7">False Edge cut to High</text:p>
            </text:list-item>
          </text:list>
        </text:list-item>
        <text:list-item>
          <text:p text:style-name="P7">From High Guard</text:p>
          <text:list>
            <text:list-item>
              <text:p text:style-name="P7">Full Cut 1 to Wide Iron Door</text:p>
            </text:list-item>
            <text:list-item>
              <text:p text:style-name="P7">Half Cut 1 to Narrow Iron Door</text:p>
            </text:list-item>
          </text:list>
        </text:list-item>
        <text:list-item>
          <text:p text:style-name="P7">From Unicorn</text:p>
          <text:list>
            <text:list-item>
              <text:p text:style-name="P7">Full Overhand Thrust to Wide Iron Door</text:p>
            </text:list-item>
            <text:list-item>
              <text:p text:style-name="P7">Half Overhand Thrust to Narrow Iron Door</text:p>
            </text:list-item>
          </text:list>
        </text:list-item>
        <text:list-item>
          <text:p text:style-name="P7">Narrow Iron Door</text:p>
          <text:list>
            <text:list-item>
              <text:p text:style-name="P7">Half Cut 2 to Narrow Long Point</text:p>
            </text:list-item>
            <text:list-item>
              <text:p text:style-name="P7">Full Cut 2 to Wide Long Point</text:p>
            </text:list-item>
          </text:list>
        </text:list-item>
        <text:list-item>
          <text:p text:style-name="P7">Wide Iron Door</text:p>
          <text:list>
            <text:list-item>
              <text:p text:style-name="P7">Half Cut to High Long Point</text:p>
            </text:list-item>
            <text:list-item>
              <text:p text:style-name="P7">Full Cut to Wide Long Point</text:p>
            </text:list-item>
          </text:list>
        </text:list-item>
        <text:list-item>
          <text:p text:style-name="P7"><text:soft-page-break/>High Long Point</text:p>
          <text:list>
            <text:list-item>
              <text:p text:style-name="P7">False Edge Cut 8 to Unicorn (offensive &amp; Defensive</text:p>
            </text:list-item>
          </text:list>
        </text:list-item>
        <text:list-item>
          <text:p text:style-name="P7">Wide Long Point</text:p>
          <text:list>
            <text:list-item>
              <text:p text:style-name="P7">False Edge Cut 8 to Unicorn (offensive &amp; defensive)</text:p>
            </text:list-item>
          </text:list>
        </text:list-item>
      </text:list>
      <text:h text:style-name="P9" text:outline-level="2">Lesson 5 - Decision Tree</text:h>
      <text:p text:style-name="P6"><draw:a xlink:type="simple" xlink:href="https://www.lucidchart.com/documents/edit/f8f8b986-8b55-463d-ae9a-00dc45a0b435/0?callback=close&amp;v=3627&amp;s=612"><draw:frame draw:style-name="fr1" draw:name="Image1" text:anchor-type="as-char" svg:width="6.3957in" svg:height="6.5209in" draw:z-index="0"><draw:image xlink:href="https://lh4.googleusercontent.com/-vSwsYq-_sWrCPxHlXaLtDuT7-_nTnEYsX4QAhytnEMumHHuXlFEPyap3XdV38HxvBjPTek2dyXYmlm6ST3lejlCW1TFhkFRf3QU7XzpU3phJZrfW915USlCKqtZNY-Bmw" xlink:type="simple" xlink:show="embed" xlink:actuate="onLoad"/></draw:frame></draw:a></text:p>
      <text:p text:style-name="P5">This is how you’ll transition between guards during a fight.  In general, if your sword is on your left, you want to defend, and attack when it’s your right.  The primary attack is still the overhand thrust, and the primary defense is still a true edge cut 2.  We add the Cut 8 as both defensive and offensive cut, to reset us into Unicorn Ward.</text:p>
      <text:p text:style-name="Text_20_body"/>
      <text:p text:style-name="P5">Starting in flank, or sheathed, we choose to false edge cut, either a false 6 or a false 7 into High Guard, defending a cut or thrust at you.  Otherwise, cut true 6 to get into Unicorn. </text:p>
      <text:p text:style-name="Text_20_body"><text:soft-page-break/></text:p>
      <text:p text:style-name="P5">Making a half thrust from Unicorn does not change the length of the thrust, but where we end up.  Half thrust takes us to Narrow Iron Door.  Notice that Narrow Iron Door has one defensive response we’ve already seen, namely the true edge 2 cut.  Except now we learn how to throw it as a full cut, and not just a half cut.  In addition, the option is now open to throw this as an offensive cut, not just defensive.</text:p>
      <text:p text:style-name="Text_20_body"/>
      <text:p text:style-name="P5">If we’ve taken the half cut from High Guard, or half thrust from unicorn, we’re in a familiar ward, Narrow Iron Door, we see that the half cut takes us to a ward we’ve been using, but haven’t had a name for.  It’s called High Long Point.  We can thrust from here easily, rotating the hand into an overhand thrust.  You can even make a cut along angle 8 to get there.  High Long Point is tough on the arms since you’re lifting the blade, cutting 8 into unicorn is actually easier on the arms.</text:p>
      <text:p text:style-name="Text_20_body"/>
      <text:p text:style-name="P5">If we’ve taken the full cut, or full thrust, we’re in slightly unfamiliar ward, Wide Iron Door.  The head is slightly exposed, baiting a strike to it or the upper body very tempting.  The false cut 2 from here easily stops anyone from landing a cut or thrust.  If we make it a half cut, we’re back in a ward we know well, High Long Point, and the full cut lands us in a new ward.  Also note that the full cut, when used against a thrust is breaking the thrust, which we’ve already learned about.</text:p>
      <text:p text:style-name="Text_20_body"/>
      <text:p text:style-name="P5">A full cut from wide or narrow iron door lands us in Wide Long Point.  We can either wait for an attack and defend going into Unicorn, or execute a Single Tempo defense, especially against an attack to your offside, which looks so open.  </text:p>
      <text:p text:style-name="Text_20_body"/>
      <text:p text:style-name="P5">This is one way to script a fight.  Learn how to smoothly transition between wards, and how to use those transitions to attack and to defend.  An attack to the left, or to the right doesn’t hold much difference to the defense.  Thrusts can be defended with cuts, and cuts with thrusts.</text:p>
      <text:p text:style-name="Text_20_body"/>
      <text:p text:style-name="P5">Real fencing happens when you learn to use everything you’ve been taught to control tempo &amp; measure of both yourself and your opponent.  In order to do that you have to know not just tempo and measure, but all of the wards and how they work.  At this point you’ve just begun to explore tempo &amp; measure, and a few of the wards.</text:p>
      <text:p text:style-name="Text_20_body"/>
      <text:h text:style-name="P11" text:outline-level="1">Chapter 2 - Drills </text:h>
      <text:p text:style-name="P5">Up until now we’ve had a very simple set of rules for fighting.  We provoke, our opponent responds, we respond.  Not a lot of thinking going on here.   Now we’re going to add some more thinking, by building on what we’ve just done.  We’re going to add some new wards, and increase our understanding of old ones.  We can still provoke, but we can add different options.  We’ll still defend with a cut 2, just from 2 different wards.  </text:p>
      <text:p text:style-name="Text_20_body"/>
      <text:p text:style-name="P5">We now have 4 starting points for a fight.  High, Unicorn and High Long Point, Wide Long Point.  Up <text:soft-page-break/>until now we never had the option to start from a defensive ward.  Now you can, as long as you follow the flow chart.</text:p>
      <text:h text:style-name="P9" text:outline-level="2">Lesson 1 - New Wards, New takes on Ones we know</text:h>
      <text:p text:style-name="Text_20_body"/>
      <text:h text:style-name="P11" text:outline-level="1">Chapter 3 - Fighting</text:h>
      <text:h text:style-name="P9" text:outline-level="2">Lesson 1 - Rules</text:h>
      <text:h text:style-name="P12" text:outline-level="3">Always Right Foot Forward</text:h>
      <text:p text:style-name="P5">Even Unicorn is now done right foot forward.  This rule however is only for this stage, we can fight left foot forward, just not at the moment.  This limit how deep into our opponent we step and make very clear how much small footwork is the norm in fighting.</text:p>
      <text:h text:style-name="P12" text:outline-level="3">Right side is Offensive</text:h>
      <text:p text:style-name="P5">If your hand is to the right of the knee, you’re in an offensive ward, and should be thinking of attacking, in particular of provoking your opponent.</text:p>
      <text:p text:style-name="Text_20_body"/>
      <text:p text:style-name="P5">You should be alternating between Unicorn, Narrow Long Point &amp; High Long Point for your provocation.  You should be in Unicorn as much as possible.  </text:p>
      <text:h text:style-name="P12" text:outline-level="3">Left side is defensive</text:h>
      <text:p text:style-name="P5">If your sword hand is over your knee, or to the left of it, you’re in a more defensive ward.  Most of your actions from these wards should be cut 2’s, along with the defenses against a thrust you’ve already learned.</text:p>
      <text:p text:style-name="Text_20_body"/>
      <text:p text:style-name="P5">If you’re on the left side, you should be thinking of defense, or if your opponent is not going to attack transition to a right side ward.</text:p>
      <text:h text:style-name="P12" text:outline-level="3">Transition between wards with a cut or thrust</text:h>
      <text:p text:style-name="P5">Whenever you go from a ward to a ward, you should always throw a cut or thrust while doing so.  A smart opponent will attack you in the middle of the ward transition, and a well done cut or thrust can foil that plan.</text:p>
      <text:p text:style-name="Text_20_body"/>
      <text:p text:style-name="P8"><text:span text:style-name="T4"><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Mangal1" svg:font-family="Mangal"/>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5T22:08:37.234000000</meta:creation-date>
    <dc:date>2014-10-25T22:11:25.998000000</dc:date>
    <meta:editing-duration>PT2M48S</meta:editing-duration>
    <meta:editing-cycles>2</meta:editing-cycles>
    <meta:generator>LibreOffice/4.3.2.2$Windows_x86 LibreOffice_project/edfb5295ba211bd31ad47d0bad0118690f76407d</meta:generator>
    <meta:document-statistic meta:table-count="0" meta:image-count="1" meta:object-count="0" meta:page-count="7" meta:paragraph-count="95" meta:word-count="1898" meta:character-count="9999" meta:non-whitespace-character-count="8132"/>
  </office:meta>
</office:document-meta>
</file>